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style:font-style-asian="normal"/>
    </style:style>
    <style:style style:name="T9" style:family="text">
      <style:text-properties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Kempster - Varied Round for 1/4/13</text:p>
      <text:p text:style-name="P1"/>
      <text:p text:style-name="P1">TOSS-UP</text:p>
      <text:p text:style-name="P2">1) <text:span text:style-name="T1">Physics </text:span><text:span text:style-name="T2">Multiple Choice </text:span><text:span text:style-name="T5">Two capacitors are connected in parallel. Find the equivalent capacitance if their capacitances are 8 and 2 Farads.</text:span></text:p>
      <text:p text:style-name="P2"><text:span text:style-name="T5"><text:tab/>W) .625 Farad</text:span></text:p>
      <text:p text:style-name="P2"><text:span text:style-name="T5"><text:tab/>X) 1.2 Farads</text:span></text:p>
      <text:p text:style-name="P2"><text:span text:style-name="T5"><text:tab/>Y) 1.6 Farads</text:span></text:p>
      <text:p text:style-name="P2"><text:span text:style-name="T5"><text:tab/>Z) 1.8 Farads</text:span></text:p>
      <text:p text:style-name="P2"><text:span text:style-name="T5">ANSWER: Y) 1.6 FARADS</text:span></text:p>
      <text:p text:style-name="P1"/>
      <text:p text:style-name="P1">BONUS</text:p>
      <text:p text:style-name="P2">1) <text:span text:style-name="T1">Physics </text:span><text:span text:style-name="T2">Short Answer </text:span><text:span text:style-name="T5">Hoon has a parallel plate capacitor with a plate area of 4 square meters, separated by a distance of 1 meter. He places it in pure hydrofluoric acid, known to have a relative permittivity constant of 85.0. Find the capacitance of this capacitor in terms of epsilon-nought.</text:span></text:p>
      <text:p text:style-name="P2"><text:span text:style-name="T5"/></text:p>
      <text:p text:style-name="P2"><text:span text:style-name="T5">ANSWER: 340 TIMES EPSILON NOUGHT</text:span></text:p>
      <text:p text:style-name="P2"><text:span text:style-name="T5"/></text:p>
      <text:p text:style-name="P1"><text:span text:style-name="T4">TOSS-UP</text:span></text:p>
      <text:p text:style-name="P2"><text:span text:style-name="T4">2) </text:span><text:span text:style-name="T5">Mathematics </text:span><text:span text:style-name="T2">Short Answer </text:span><text:span text:style-name="T5">A game has two spinners. For the first spinner, the probability of landing on blue is 3/8. For the second, independently, the probability of landing on blue is 2/9. What is the probability that the first spinner lands on blue and the second spinner does not land on blue?</text:span></text:p>
      <text:p text:style-name="P2"><text:span text:style-name="T5"/></text:p>
      <text:p text:style-name="P2"><text:span text:style-name="T5">ANSWER: 21/72</text:span></text:p>
      <text:p text:style-name="P2"><text:span text:style-name="T5"/></text:p>
      <text:p text:style-name="P1"><text:span text:style-name="T4">BONUS</text:span></text:p>
      <text:p text:style-name="P2"><text:span text:style-name="T4">2) </text:span><text:span text:style-name="T5">Mathematics </text:span><text:span text:style-name="T2">Short Answer </text:span><text:span text:style-name="T5">The probability that a person wears a blue shirt is ½. The probability that a blue-shirted person is tall is 1/3, and the probability that a person wearing any other color shirt is tall is 1/3. Find the probability that a person wears a blue shirt, given that they are tall.</text:span></text:p>
      <text:p text:style-name="P2"><text:span text:style-name="T5"/></text:p>
      <text:p text:style-name="P2"><text:span text:style-name="T5">ANSWER: ½</text:span></text:p>
      <text:p text:style-name="P2"><text:span text:style-name="T5"/></text:p>
      <text:p text:style-name="P1"><text:span text:style-name="T4">TOSS-UP</text:span></text:p>
      <text:p text:style-name="P2"><text:span text:style-name="T4">3) </text:span><text:span text:style-name="T5">Chemistry </text:span><text:span text:style-name="T2">Multiple Choice </text:span><text:span text:style-name="T5">Which of the following four laws is a limit law that states that the limit as the mole fraction approaches zero of the partial presure of an ideal substance divided by the mole fraction of that substance is equal to the vapor pressure of the substance?</text:span></text:p>
      <text:p text:style-name="P2"><text:span text:style-name="T5"><text:tab/>W) Henry's law</text:span></text:p>
      <text:p text:style-name="P2"><text:span text:style-name="T5"><text:tab/>X) Dalton's law</text:span></text:p>
      <text:p text:style-name="P2"><text:span text:style-name="T5"><text:tab/>Y) Gay-Lussac law</text:span></text:p>
      <text:p text:style-name="P2"><text:span text:style-name="T5"><text:tab/>Z) Raoult's law</text:span></text:p>
      <text:p text:style-name="P2"><text:span text:style-name="T5">ANSWER: Z) RAOULT'S LAW</text:span></text:p>
      <text:p text:style-name="P1"><text:span text:style-name="T4"/></text:p>
      <text:p text:style-name="P1"><text:span text:style-name="T4">BONUS</text:span></text:p>
      <text:p text:style-name="P2"><text:span text:style-name="T4">3) </text:span><text:span text:style-name="T5">Chemistry </text:span><text:span text:style-name="T2">Short Answer </text:span><text:span text:style-name="T5">By name or number, indicate all of the following three statements that is or are TRUE regarding vapor pressures.</text:span></text:p>
      <text:p text:style-name="P2"><text:span text:style-name="T5"><text:tab/>1: The vapor pressure of any component in a solution in equilibrium is equal to the partial <text:tab/>pressure of the pure component times the mole fraction of that component.</text:span></text:p>
      <text:p text:style-name="P2"><text:span text:style-name="T5"><text:tab/>2: The horizontal tangent of the graph of a deviation from Raoult's law indicates the existence of <text:tab/>an azeotrope.</text:span></text:p>
      <text:p text:style-name="P2"><text:soft-page-break/><text:span text:style-name="T5"><text:tab/>3: The extended Raoult's law states that the partial pressure of the pure component times the <text:tab/>fugacity coefficient is equal to the vapor pressure of that component times the activity <text:tab/>coefficient times the mole fraction.</text:span></text:p>
      <text:p text:style-name="P2"><text:span text:style-name="T5"/></text:p>
      <text:p text:style-name="P2"><text:span text:style-name="T5">ANSWER: '2 and 3'</text:span></text:p>
      <text:p text:style-name="P1"><text:span text:style-name="T4">TOSS-UP</text:span></text:p>
      <text:p text:style-name="P2"><text:span text:style-name="T4">4) </text:span><text:span text:style-name="T5">Biology </text:span><text:span text:style-name="T2">Multiple Choice </text:span><text:span text:style-name="T5">What is the name of the pore structure located in the integuments of the ovule through which the pollen tube penetrates in order to discharge sperm cells?</text:span></text:p>
      <text:p text:style-name="P2"><text:span text:style-name="T5"><text:tab/>W) Micropyle</text:span></text:p>
      <text:p text:style-name="P2"><text:span text:style-name="T5"><text:tab/>X) Endosperm</text:span></text:p>
      <text:p text:style-name="P2"><text:span text:style-name="T5"><text:tab/>Y) Cotyledon</text:span></text:p>
      <text:p text:style-name="P2"><text:span text:style-name="T5"><text:tab/>Z) Style</text:span></text:p>
      <text:p text:style-name="P2"><text:span text:style-name="T5">ANSWER: W) MICROPYLE</text:span></text:p>
      <text:p text:style-name="P1"><text:span text:style-name="T5"/></text:p>
      <text:p text:style-name="P1"><text:span text:style-name="T4">BONUS</text:span></text:p>
      <text:p text:style-name="P4">4) <text:span text:style-name="T1">Biology </text:span><text:span text:style-name="T2">Short Answer </text:span><text:span text:style-name="T1">By name or number, indicate all of the following five characteristics of plants that are characteristic of monocots.</text:span></text:p>
      <text:p text:style-name="P4"><text:span text:style-name="T1"><text:tab/>1: Taproot present</text:span></text:p>
      <text:p text:style-name="P4"><text:span text:style-name="T1"><text:tab/>2: Pollen grains with three openings</text:span></text:p>
      <text:p text:style-name="P4"><text:span text:style-name="T1"><text:tab/>3: Parallel leaf venation</text:span></text:p>
      <text:p text:style-name="P4"><text:span text:style-name="T1"><text:tab/>4: Floral organs in multiples of three</text:span></text:p>
      <text:p text:style-name="P4"><text:span text:style-name="T1"><text:tab/>5: One cotyledon present in seed</text:span></text:p>
      <text:p text:style-name="P4"><text:span text:style-name="T1">ANSWER: '3, 4, and 5'</text:span></text:p>
      <text:p text:style-name="P4"><text:span text:style-name="T1"/></text:p>
      <text:p text:style-name="P3">TOSS-UP</text:p>
      <text:p text:style-name="P4">5) <text:span text:style-name="T1">Earth and Space Science </text:span><text:span text:style-name="T2">Multiple Choice </text:span><text:span text:style-name="T1">This process occurs most commonly because a slope has been oversteepened. What is the name of this mass wasting process, in which the material on the upper portion of a slope slides down as a unit along a curved surface?</text:span></text:p>
      <text:p text:style-name="P4"><text:span text:style-name="T1"><text:tab/>W) Rockslide</text:span></text:p>
      <text:p text:style-name="P4"><text:span text:style-name="T1"><text:tab/>X) Earthflow</text:span></text:p>
      <text:p text:style-name="P4"><text:span text:style-name="T1"><text:tab/>Y) Slump</text:span></text:p>
      <text:p text:style-name="P4"><text:span text:style-name="T1"><text:tab/>Z) Debris flow</text:span></text:p>
      <text:p text:style-name="P4"><text:span text:style-name="T1">ANSWER: Y) SLUMP</text:span></text:p>
      <text:p text:style-name="P4"><text:span text:style-name="T1"/></text:p>
      <text:p text:style-name="P3">BONUS</text:p>
      <text:p text:style-name="P4">5) <text:span text:style-name="T1">Earth and Space Science </text:span><text:span text:style-name="T2">Short Answer </text:span><text:span text:style-name="T1">Debris flows in this type of region can be started when a cloudburst or rapidly melting mountain snows create a sudden flood, washing large quantities of soil and regolith into nearby stream channels. Using the Koppen system, this type of region is denoted BS, or steppe. Name this type of region in which the Dust Bowl occurred in the 1930s.</text:span></text:p>
      <text:p text:style-name="P4"><text:span text:style-name="T1"/></text:p>
      <text:p text:style-name="P4"><text:span text:style-name="T1">ANSWER: SEMIARID REGIONS<text:line-break/></text:span></text:p>
      <text:p text:style-name="P3">TOSS-UP</text:p>
      <text:p text:style-name="P4">6) <text:span text:style-name="T1">Physics </text:span><text:span text:style-name="T2">Multiple Choice </text:span><text:span text:style-name="T1">Which of the following statements regarding moments of inertia is FALSE?</text:span></text:p>
      <text:p text:style-name="P4"><text:span text:style-name="T1"><text:tab/>W) For a solid sphere, the moment of inertia is 2MR^2/4</text:span></text:p>
      <text:p text:style-name="P4"><text:span text:style-name="T1"><text:tab/>X) For a solid spherical shell, the moment of inertia is 2MR^2/3</text:span></text:p>
      <text:p text:style-name="P4"><text:span text:style-name="T1"><text:tab/>Y) For a thin rod, the moment of inertia is ML^2/12</text:span></text:p>
      <text:p text:style-name="P4"><text:span text:style-name="T1"><text:tab/>Z) For a disk, the moment of inertia is MR^2/2</text:span></text:p>
      <text:p text:style-name="P4"><text:span text:style-name="T1">ANSWER: W) FOR A SOLID SPHERE, THE MOMENT OF INERTIA IS 2MR^2/4</text:span></text:p>
      <text:p text:style-name="P4"><text:soft-page-break/><text:span text:style-name="T1"/></text:p>
      <text:p text:style-name="P3">BONUS</text:p>
      <text:p text:style-name="P4">6) <text:span text:style-name="T1">Physics </text:span><text:span text:style-name="T2">Short Answer </text:span><text:span text:style-name="T1">Find the moment of inertia of a solid rotating ball with mass 120 kilograms and radius 10 meters.</text:span></text:p>
      <text:p text:style-name="P4"><text:span text:style-name="T1"><text:line-break/>ANSWER: 4800 kgm^2</text:span></text:p>
      <text:p text:style-name="P4"><text:span text:style-name="T1"/></text:p>
      <text:p text:style-name="P3">TOSS-UP</text:p>
      <text:p text:style-name="P4">7) <text:span text:style-name="T1">Mathematics </text:span><text:span text:style-name="T2">Multiple Choice </text:span><text:span text:style-name="T1">For some real number t, the first three terms of an arithmetic sequence are 2t, 4t+4, and 5t+1. What is the numerical value of the fourth term?</text:span></text:p>
      <text:p text:style-name="P4"><text:span text:style-name="T1"><text:tab/>W) -7</text:span></text:p>
      <text:p text:style-name="P4"><text:span text:style-name="T1"><text:tab/>X) -10</text:span></text:p>
      <text:p text:style-name="P4"><text:span text:style-name="T1"><text:tab/>Y) -14</text:span></text:p>
      <text:p text:style-name="P4"><text:span text:style-name="T1"><text:tab/>Z) <text:s/>-44</text:span></text:p>
      <text:p text:style-name="P4"><text:span text:style-name="T1">ANSWER: Z) -44</text:span></text:p>
      <text:p text:style-name="P4"><text:span text:style-name="T1"/></text:p>
      <text:p text:style-name="P3">BONUS</text:p>
      <text:p text:style-name="P4">7) <text:span text:style-name="T1">Mathematics </text:span><text:span text:style-name="T2">Short Answer </text:span><text:span text:style-name="T1">The third term of a geometric sequence is 3/7 and the sixth is 12/21. Find the ninth term.</text:span></text:p>
      <text:p text:style-name="P4"><text:span text:style-name="T1"/></text:p>
      <text:p text:style-name="P4"><text:span text:style-name="T1">ANSWER: 16/21</text:span></text:p>
      <text:p text:style-name="P4"><text:span text:style-name="T1"/></text:p>
      <text:p text:style-name="P3">TOSS-UP</text:p>
      <text:p text:style-name="P4">8) <text:span text:style-name="T1">Chemistry </text:span><text:span text:style-name="T2">Short Answer </text:span><text:span text:style-name="T1">Find the heat capacity of a diatomic molecule at constant pressure if that molecule has a heat capacity of 24.0 J/(mol*K) at constant volume.</text:span></text:p>
      <text:p text:style-name="P4"><text:span text:style-name="T1"/></text:p>
      <text:p text:style-name="P4"><text:span text:style-name="T1">ANSWER: 40 J/(mol*K) (because P/V = 5/3)</text:span></text:p>
      <text:p text:style-name="P4"><text:span text:style-name="T1"/></text:p>
      <text:p text:style-name="P3">BONUS</text:p>
      <text:p text:style-name="P4">8) <text:span text:style-name="T1">Chemistry </text:span><text:span text:style-name="T2">Short Answer </text:span><text:span text:style-name="T1">By name or number, indicate all of the following three statements regarding heat capacities which is or are TRUE?</text:span></text:p>
      <text:p text:style-name="P4"><text:span text:style-name="T1"><text:tab/>1: The heat capacity of a substance at a constant pressure is equal to the partial derivative of <text:tab/>temperature with respect to heat.</text:span></text:p>
      <text:p text:style-name="P4"><text:span text:style-name="T1"><text:tab/>2: Cp - Cv = VT(alpha^2 / Beta sub T)</text:span></text:p>
      <text:p text:style-name="P4"><text:span text:style-name="T1"><text:tab/>3: The molar heat capacity of a monatomic gas at a constant pressure is equal to 5/3 R.</text:span></text:p>
      <text:p text:style-name="P4"><text:span text:style-name="T1">ANSWER: '2 only' </text:span></text:p>
      <text:p text:style-name="P4"><text:span text:style-name="T1"/></text:p>
      <text:p text:style-name="P3">TOSS-UP</text:p>
      <text:p text:style-name="P4">9) <text:span text:style-name="T1">Biology </text:span><text:span text:style-name="T2">Multiple Choice </text:span><text:span text:style-name="T1">Name this portion of the left temporal lobe, that allows for the ability to comprehend, but not formulate, speech.</text:span></text:p>
      <text:p text:style-name="P4"><text:span text:style-name="T1"><text:tab/>W) Broca's area</text:span></text:p>
      <text:p text:style-name="P4"><text:span text:style-name="T1"><text:tab/>X) Wernicke's area</text:span></text:p>
      <text:p text:style-name="P4"><text:span text:style-name="T1"><text:tab/>Y) Parietal operculum</text:span></text:p>
      <text:p text:style-name="P4"><text:span text:style-name="T1"><text:tab/>Z) Fusiform gyrus</text:span></text:p>
      <text:p text:style-name="P4"><text:span text:style-name="T1">ANSWER: X) WERNICKE'S AREA</text:span></text:p>
      <text:p text:style-name="P4"><text:span text:style-name="T1"/></text:p>
      <text:p text:style-name="P3">BONUS</text:p>
      <text:p text:style-name="P4">9) <text:span text:style-name="T1">Biology </text:span><text:span text:style-name="T2">Short Answer </text:span><text:span text:style-name="T1">By name or number, indicate all of the following four statements that is or are TRUE regarding the brain.</text:span></text:p>
      <text:p text:style-name="P4"><text:soft-page-break/><text:span text:style-name="T1"><text:tab/>1: The prefrontal cortex is critical for emotional experience, temperament, and decision making.</text:span></text:p>
      <text:p text:style-name="P4"><text:span text:style-name="T1"><text:tab/>2: The limbic system is composed of the hippocampus, amygdala, and limbic lobe.</text:span></text:p>
      <text:p text:style-name="P4"><text:span text:style-name="T1"><text:tab/>3: The fornix of the brain carries signals from the hypothalamus to the hippocampus.</text:span></text:p>
      <text:p text:style-name="P4"><text:span text:style-name="T1"><text:tab/>4: Broca's area controls the generation of words, but not the act of speaking or understanding <text:tab/>them.</text:span></text:p>
      <text:p text:style-name="P4"><text:span text:style-name="T1">ANSWER: '1 and 2'</text:span></text:p>
      <text:p text:style-name="P4"><text:span text:style-name="T1"/></text:p>
      <text:p text:style-name="P3">TOSS-UP</text:p>
      <text:p text:style-name="P4">10) <text:span text:style-name="T1">Earth and Space Science </text:span><text:span text:style-name="T2">Short Answer </text:span><text:span text:style-name="T1">Name this type of black body radiation that is predicted to be emitted by black holes due to quantum effects near the event horizon that eventually causes the evaporation of a black hole.</text:span></text:p>
      <text:p text:style-name="P4"><text:span text:style-name="T1"/></text:p>
      <text:p text:style-name="P4"><text:span text:style-name="T1">ANSWER: HAWKING RADIATION</text:span></text:p>
      <text:p text:style-name="P4"><text:span text:style-name="T1"/></text:p>
      <text:p text:style-name="P3">BONUS</text:p>
      <text:p text:style-name="P4">10) <text:span text:style-name="T1">Earth and Space Science </text:span><text:span text:style-name="T2">Short Answer </text:span><text:span text:style-name="T1">By name or number, indicate all of the following three statements that is or are TRUE regarding the four laws of black hole mechanics. (No, I didn't do stupid things like switching the number order)</text:span></text:p>
      <text:p text:style-name="P4"><text:span text:style-name="T1"><text:tab/>1: The zeroth law states that the horizon of a black hole has constant surface gravity.</text:span></text:p>
      <text:p text:style-name="P4"><text:span text:style-name="T1"><text:tab/>2: The first law states that change of mass is related to change in volume, electric charge, and <text:tab/>angular momentum of a black hole.</text:span></text:p>
      <text:p text:style-name="P4"><text:span text:style-name="T1"><text:tab/>3: The second law satates that a black hole's surface area is a non-decreasing function of time.</text:span></text:p>
      <text:p text:style-name="P4"><text:span text:style-name="T1">ANSWER '1 and 3' OR 'All but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Kempster</meta:initial-creator>
    <meta:creation-date>2013-01-02T18:29:05.06</meta:creation-date>
    <dc:date>2013-01-03T00:12:23.59</dc:date>
    <dc:creator>Matt Kempster</dc:creator>
    <meta:editing-duration>PT00H07M11S</meta:editing-duration>
    <meta:editing-cycles>2</meta:editing-cycles>
    <meta:generator>OpenOffice.org/3.1$Win32 OpenOffice.org_project/310m19$Build-9420</meta:generator>
    <meta:document-statistic meta:table-count="0" meta:image-count="0" meta:object-count="0" meta:page-count="4" meta:paragraph-count="107" meta:word-count="1181" meta:character-count="6738"/>
  </office:meta>
</office:document-meta>
</file>